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in" fo:margin-right="0in" fo:margin-top="0.1043in" fo:margin-bottom="0.1043in" style:contextual-spacing="false" style:line-height-at-least="0.1772in" fo:text-align="start" style:justify-single-word="false" fo:text-indent="0in" style:auto-text-indent="false" fo:padding="0in" fo:border="none"/>
      <style:text-properties fo:font-variant="normal" fo:text-transform="none" fo:color="#000000" style:font-name="Arial" fo:font-size="9.75pt" fo:letter-spacing="normal" fo:font-style="normal" fo:font-weight="bold"/>
    </style:style>
    <style:style style:name="P2" style:family="paragraph" style:parent-style-name="Text_20_body">
      <style:paragraph-properties fo:margin-left="0in" fo:margin-right="0in" fo:margin-top="0.1043in" fo:margin-bottom="0.1043in" style:contextual-spacing="false" style:line-height-at-least="0.1772in" fo:text-align="start" style:justify-single-word="false" fo:text-indent="0in" style:auto-text-indent="false" fo:padding="0in" fo:border="none"/>
      <style:text-properties fo:font-variant="normal" fo:text-transform="none" fo:color="#000000" style:font-name="Arial" fo:font-size="9.75pt" fo:letter-spacing="normal" fo:font-style="normal" fo:font-weight="bold" officeooo:rsid="0012c55f" officeooo:paragraph-rsid="0012c55f" style:font-weight-asian="bold" style:font-weight-complex="bold"/>
    </style:style>
    <style:style style:name="P3" style:family="paragraph" style:parent-style-name="Text_20_body">
      <style:paragraph-properties fo:margin-left="0in" fo:margin-right="0in" fo:margin-top="0.1043in" fo:margin-bottom="0.1043in" style:contextual-spacing="false" style:line-height-at-least="0.1772in" fo:text-align="start" style:justify-single-word="false" fo:text-indent="0in" style:auto-text-indent="false" fo:padding="0in" fo:border="none"/>
      <style:text-properties fo:font-variant="normal" fo:text-transform="none" fo:color="#000000" style:font-name="Arial" fo:font-size="9.75pt" fo:letter-spacing="normal" fo:font-style="normal" fo:font-weight="normal"/>
    </style:style>
    <style:style style:name="P4" style:family="paragraph" style:parent-style-name="Text_20_body">
      <style:paragraph-properties fo:margin-left="0in" fo:margin-right="0in" fo:margin-top="0.1043in" fo:margin-bottom="0.1043in" style:contextual-spacing="false" style:line-height-at-least="0.1772in" fo:text-align="center" style:justify-single-word="false" fo:text-indent="0in" style:auto-text-indent="false" fo:padding="0in" fo:border="none"/>
      <style:text-properties fo:font-variant="normal" fo:text-transform="none" fo:color="#000000" fo:letter-spacing="normal"/>
    </style:style>
    <style:style style:name="P5" style:family="paragraph" style:parent-style-name="Text_20_body">
      <style:paragraph-properties fo:margin-left="0in" fo:margin-right="0in" fo:margin-top="0.1043in" fo:margin-bottom="0.1043in" style:contextual-spacing="false" style:line-height-at-least="0.1772in" fo:text-align="start" style:justify-single-word="false" fo:text-indent="0in" style:auto-text-indent="false" fo:padding="0in" fo:border="none"/>
    </style:style>
    <style:style style:name="P6" style:family="paragraph" style:parent-style-name="Text_20_body" style:list-style-name="L2">
      <style:paragraph-properties fo:margin-left="0in" fo:margin-right="0in" fo:margin-top="0in" fo:margin-bottom="0in" style:contextual-spacing="false" style:line-height-at-least="0.1807in" fo:text-align="start" style:justify-single-word="false" fo:text-indent="0in" style:auto-text-indent="false" fo:padding="0in" fo:border="none"/>
      <style:text-properties fo:font-variant="normal" fo:text-transform="none" fo:color="#000000" style:font-name="Arial" fo:font-size="10pt" fo:letter-spacing="normal" fo:font-style="normal" fo:font-weight="normal"/>
    </style:style>
    <style:style style:name="P7" style:family="paragraph" style:parent-style-name="Text_20_body" style:list-style-name="L2">
      <style:paragraph-properties fo:margin-left="0in" fo:margin-right="0in" style:line-height-at-least="0.1807in" fo:text-align="start" style:justify-single-word="false" fo:text-indent="0in" style:auto-text-indent="false" fo:padding="0in" fo:border="none"/>
      <style:text-properties fo:font-variant="normal" fo:text-transform="none" fo:color="#000000" style:font-name="Arial" fo:font-size="10pt" fo:letter-spacing="normal" fo:font-style="normal" fo:font-weight="normal"/>
    </style:style>
    <style:style style:name="P8" style:family="paragraph" style:parent-style-name="Heading_20_3">
      <style:paragraph-properties fo:margin-left="0in" fo:margin-right="0in" fo:margin-top="0.1043in" fo:margin-bottom="0.0417in" style:contextual-spacing="false" fo:text-align="start" style:justify-single-word="false" fo:text-indent="0in" style:auto-text-indent="false" fo:padding="0in" fo:border="none"/>
      <style:text-properties fo:font-variant="normal" fo:text-transform="none" fo:color="#003366" style:font-name="Arial" fo:font-size="11.25pt" fo:letter-spacing="normal" fo:font-style="normal" fo:font-weight="bold"/>
    </style:style>
    <style:style style:name="T1" style:family="text">
      <style:text-properties fo:font-weight="bold"/>
    </style:style>
    <style:style style:name="T2" style:family="text">
      <style:text-properties fo:font-variant="normal" fo:text-transform="none" fo:color="#000000" style:font-name="Arial" fo:font-size="9.75pt" fo:letter-spacing="normal" fo:font-style="normal" fo:font-weight="normal"/>
    </style:style>
    <style:style style:name="T3" style:family="text">
      <style:text-properties fo:font-variant="normal" fo:text-transform="none" fo:color="#003366" style:font-name="Arial" fo:font-size="9.75pt" fo:letter-spacing="normal" fo:font-style="normal" fo:font-weight="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9819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9819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2">PURPOSE AND AIMS</text:p>
      <text:p text:style-name="P3">Due to exponentially increasing data volumes from NextGen (next generation) sequencing technologies there is a bioinformatics bottleneck at the analysis stage of biomedical research. There is an urgent need for easy-to-use and widely-accessible tools to accomplish complex bioinformatics tasks that are increasingly composed of multiple interdependent steps. Visualization tools are also needed that are capable of handling the millions of reads produced by NextGen and integrating databases of genomic features.</text:p>
      <text:p text:style-name="P3">Figure 1 shows the capabilities and limitations of currently available genome viewers and bioinformatics workflow tools compared to the current and future versions of Agua. Current genome viewers are limited by their technologies. For example, mainstream genome browsers by such as the UCSC Genome Browser, Ensembl Genome Browser and the Generic Genome Browser (GBrowse) employ the traditional thin client-server paradigm with its inherent speed and interactivity constraints. For these browsers, every time the user selects a different view of a genome, the browser must download a new image file from the server so the user experience is highly dependent on Internet connectivity and transfer speeds. Using image files also brings with it implicit constraints on interactivity with the graphical representation and its underlying data set. Alongside these drawbacks, both UCSC and Ensembl provide access to large and diverse sets of genome features which are integrated into the genome view.</text:p>
      <text:p text:style-name="P4"><draw:frame draw:style-name="fr1" draw:name="Image1" text:anchor-type="as-char" svg:width="0.7862in" svg:height="0.3929in" draw:z-index="0"><draw:image xlink:href="http://www.aguadev.org/confluence/download/attachments/4620326/genome-viewers-and-workflow-tools-v1.PNG?version=1&amp;modificationDate=1313748350000" xlink:type="simple" xlink:show="embed" xlink:actuate="onLoad"/></draw:frame></text:p>
      <text:p text:style-name="P1">Figure 1. Functionalities of genome browsers and workflow tools</text:p>
      <text:p text:style-name="P3">The Java-based Integrative Genome Viewer (IGV) has slightly improved interactivity but depends on having a Java runtime environment installed on the client. The Java-based genome annotation package, Apollo, also has better interactivity than traditional web page genome browsers but only limited capability for web-based data sharing and access and for integrating external genome feature sets.</text:p>
      <text:p text:style-name="P3">AJAX GBrowse breaks with tradition by using asynchronous data transport (where the web page is not reloaded), on-demand loading and nested container lists for quick searching to provide a fast-rendering DHTML display of genomic features. The DHTML paradigm lends itself to much greater interactivity, because it allows access to the DOM (Document Object Model) using Javascript. Furthermore, AJAX GBrowse is based on the open-source and well-supported Dojo Javascript Toolkit which contains many useful tools for rapid web application development.</text:p>
      <text:h text:style-name="P8" text:outline-level="3"><text:bookmark text:name="Purposeandaims-Functionalrequirements"/>Functional requirements</text:h>
      <text:p text:style-name="P3">The following list of requirements encompasses the functionality envisaged for the workflow and genome view tool, henceforth referred to as Agua (Automated Query and Workflow Agent).<text:line-break/><text:span text:style-name="T1">Functional Requirements</text:span></text:p>
      <text:list xml:id="list6081884720712186755" text:style-name="L2">
        <text:list-item>
          <text:p text:style-name="P6">Low barriers to usage</text:p>
          <text:list>
            <text:list-item>
              <text:p text:style-name="P6">Web access</text:p>
            </text:list-item>
            <text:list-item>
              <text:p text:style-name="P6">Intuitive interface</text:p>
            </text:list-item>
            <text:list-item>
              <text:p text:style-name="P6">Plug 'n play applications for rapid deployment</text:p>
            </text:list-item>
            <text:list-item>
              <text:p text:style-name="P6">Searchable project annotations</text:p>
            </text:list-item>
          </text:list>
        </text:list-item>
        <text:list-item>
          <text:p text:style-name="P6">Workflows</text:p>
          <text:list>
            <text:list-item>
              <text:p text:style-name="P6">Predefined workflows (transcriptome, variation annotation, gene networks, file conversion utilities, ID conversion utilities, etc.)</text:p>
            </text:list-item>
            <text:list-item>
              <text:p text:style-name="P6"><text:soft-page-break/>Customizable workflows</text:p>
            </text:list-item>
            <text:list-item>
              <text:p text:style-name="P6">Drag 'n drop workflows</text:p>
            </text:list-item>
            <text:list-item>
              <text:p text:style-name="P6">Persistent data and workflow configurations</text:p>
            </text:list-item>
            <text:list-item>
              <text:p text:style-name="P6">Loops, conditional branching</text:p>
            </text:list-item>
          </text:list>
        </text:list-item>
        <text:list-item>
          <text:p text:style-name="P6">Reports - customizable report extraction from workflow output</text:p>
        </text:list-item>
        <text:list-item>
          <text:p text:style-name="P6">Views</text:p>
          <text:list>
            <text:list-item>
              <text:p text:style-name="P6">Customizable genomic views of report data</text:p>
            </text:list-item>
            <text:list-item>
              <text:p text:style-name="P6">Interactive display with rich context menu</text:p>
            </text:list-item>
            <text:list-item>
              <text:p text:style-name="P6">Integrated, extensible genomic features</text:p>
            </text:list-item>
            <text:list-item>
              <text:p text:style-name="P6">Multiple feature views - nucleotide level to aggregate high-level view</text:p>
            </text:list-item>
            <text:list-item>
              <text:p text:style-name="P6">Fast view update</text:p>
            </text:list-item>
            <text:list-item>
              <text:p text:style-name="P6">User can filter view based on data</text:p>
            </text:list-item>
            <text:list-item>
              <text:p text:style-name="P6">Genomic feature-level annotation by user</text:p>
            </text:list-item>
          </text:list>
        </text:list-item>
        <text:list-item>
          <text:p text:style-name="P6">Sharing</text:p>
          <text:list>
            <text:list-item>
              <text:p text:style-name="P6">User-defined groups with customizable permissions</text:p>
            </text:list-item>
            <text:list-item>
              <text:p text:style-name="P6">Workflow, report and view sharing among groups</text:p>
            </text:list-item>
          </text:list>
        </text:list-item>
        <text:list-item>
          <text:p text:style-name="P6">Input/Output and execution</text:p>
          <text:list>
            <text:list-item>
              <text:p text:style-name="P6">Import external biological data and genomic features into workflow</text:p>
            </text:list-item>
            <text:list-item>
              <text:p text:style-name="P6">Integration with external software (e.g., Cytoscape, R, GeneSet Analyzer)</text:p>
            </text:list-item>
            <text:list-item>
              <text:p text:style-name="P6">Programmatic remote access (API and Web Service)</text:p>
            </text:list-item>
            <text:list-item>
              <text:p text:style-name="P6">Cluster execution</text:p>
            </text:list-item>
            <text:list-item>
              <text:p text:style-name="P6">Grid execution</text:p>
            </text:list-item>
          </text:list>
        </text:list-item>
        <text:list-item>
          <text:p text:style-name="P6">Maintain state (action history)</text:p>
        </text:list-item>
        <text:list-item>
          <text:p text:style-name="P7">Data management - direct user access to input and output files</text:p>
        </text:list-item>
      </text:list>
      <text:p text:style-name="P5"><text:span text:style-name="T2">Information regarding data provenance (Simmhan, 2005) is retained in the system to identify the source of data throughout the workflow such as the owner, author application, creation and modification dates, and content type. In addition, a log is kept of all project changes and updates. The user can also annotate the project at all levels and search these annotations. Agua is similar to the laboratory notebook paradigm employed by the BCJ (Bioinformatics Computational Journal) workflow tools (Feagan, 2007) but has a wider the range of functionality. Agua's functional requirements largely encompass those for a proposed 'genome wiki'9Salzberg, 2007) intended to facilitate cooperative genome annotation by a community of experts, reflecting Agua's utility to the wider genomics community as an accurate, continually updated source of genome annotation. Agua's genome viewer functionality incorporates the AJAX-enabled JBrowse genome viewer (</text:span><text:a xlink:type="simple" xlink:href="http://jbrowse.org/"><text:span text:style-name="T3">http://jbrowse.org</text:span></text:a><text:span text:style-name="T2">) to provide a fast, fluid and responsive genome browser interface. <text:line-break/>(Figure 2). </text:span><text:span text:style-name="T2"><draw:frame draw:style-name="fr1" draw:name="Image2" text:anchor-type="as-char" svg:width="0.7862in" svg:height="0.3929in" draw:z-index="1"><draw:image xlink:href="http://www.aguadev.org/confluence/download/attachments/4620326/SDD-view-jbrowse.PNG?version=1&amp;modificationDate=1313748350000" xlink:type="simple" xlink:show="embed" xlink:actuate="onLoad"/></draw:frame></text:span></text:p>
      <text:p text:style-name="P1">References</text:p>
      <text:p text:style-name="P3">Simmhan Y, Plale B, Gannon D. A survey of data provenance in e-science. SIGMOD Record. 2005;34(3):31 - 6.</text:p>
      <text:p text:style-name="P3">Feagan L, Rohrer J, Garrett A, Amthauer H, Komp E, Johnson D, et al. Bioinformatics process management: information flow via a computational journal. Source Code for Biology and Medicine. 2007;2(1):9.</text:p>
      <text:p text:style-name="P3">Salzberg S. Genome re-annotation: a wiki solution? Genome Biology. 2007;8(1):10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style:font-family-asian="'Droid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9T21:03:53.508315866</meta:creation-date>
    <dc:date>2014-09-09T21:05:15.422963255</dc:date>
    <meta:editing-duration>P0D</meta:editing-duration>
    <meta:editing-cycles>1</meta:editing-cycles>
    <meta:document-statistic meta:table-count="0" meta:image-count="2" meta:object-count="0" meta:page-count="2" meta:paragraph-count="45" meta:word-count="791" meta:character-count="5426" meta:non-whitespace-character-count="4708"/>
    <meta:generator>LibreOffice/4.2.6.3$Linux_X86_64 LibreOffice_project/420m0$Build-3</meta:generator>
  </office:meta>
</office:document-meta>
</file>